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1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8.75770833333333cm"/>
    </style:style>
    <style:style style:name="co4" style:family="table-column">
      <style:table-column-properties fo:break-before="auto" style:column-width="2.24895833333333cm" style:use-optimal-column-width="true"/>
    </style:style>
    <style:style style:name="co5" style:family="table-column">
      <style:table-column-properties fo:break-before="auto" style:column-width="1.56104166666667cm" style:use-optimal-column-width="true"/>
    </style:style>
    <style:style style:name="co6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4">
            <text:p>Kodas</text:p>
          </table:table-cell>
          <table:table-cell office:value-type="string" table:style-name="ce1">
            <text:p>Likutis</text:p>
          </table:table-cell>
          <table:table-cell office:value-type="string" table:style-name="ce1">
            <text:p>Pavadinimas</text:p>
          </table:table-cell>
          <table:table-cell office:value-type="string" table:style-name="ce1">
            <text:p>Tipas</text:p>
          </table:table-cell>
          <table:table-cell office:value-type="string" table:style-name="ce1">
            <text:p>Gamintojas</text:p>
          </table:table-cell>
          <table:table-cell table:number-columns-repeated="16379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riedas į kurą HYBRID ADDITIVE 25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Tepimo sist.sandarintojas "Ol-verlust-stop"3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Preparatas ilgalaikei greičių dėžės apsaugai 8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Priedas laivams į dyzeliną 1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Priedas į variklinę alyvą hidrokompensatoriams 3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Priedas "Švino pakaitalas" 25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Priedas tepalui "Oil additiv" 125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Priedas tepalui "Oil additiv" 2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Vožtuvų ir kt. valiklis "Ventil sauber" 15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Preparatas ilgalaikei variklio apsaugai "Molygen" 500m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float" office:value="383" table:style-name="ce1">
            <text:p>383</text:p>
          </table:table-cell>
          <table:table-cell office:value-type="string" table:style-name="ce1">
            <text:p>Priedas alyvos klampumui stabilizuoti 300 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Preparatas ilgalaikei variklio apsaugai 5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Variklio vidaus ploviklis "Motor clean" 500 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lyva mechaninėms transmisijoms GL4 80W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intėtinė transmisine alyva (GL4/5) 75W90,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ransmisinė alyva 80W GL5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Alyva mechaninėms transmisijoms GL4 85W9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ransmisinė alyva 80W GL4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Priedas į greičių dėžės alyvą 20 g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Priemonė stabdanti transmis.alyvos ištekėjimą 5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pimo priemonė HYPOID GL5 80W90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vitaktė pusiau sintetinė alyva TSC3 250 m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Dvitaktė pusiau sintetinė alyva TSC3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tetinė alyva 2T motoroleriams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ariklinė alyva 2T Scooter Street Race 20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yva motorlaiviams 4T 15W4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Preparatas,palengvinantis variklio paleidimą 2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usiau sintetinė alyva su MoS2 10W40 "MoS2-leichtl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usiau sint.alyva 10W40 20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Priedas stabdantis alyvos nutekėjimą 35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yva automatinėms transmisijoms ATF MB TASA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yva hidrauliniams mechanizmams HLP 46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draulinė alyva centr.tepimo sistemoms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lasikinė variklinė alyva SAE 5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Klasikinė variklinė alyva SAE 5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Klasikinė variklinė alyva SAE 5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Klasikinė variklinė alyva SAE3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Klasikinė variklinė alyva SAE3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ntetinė variklinė alyva 5W3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lyva Longtime High Tech 5W30 6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lyva LONGTIME HIGH TECH 5W30 20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Transmisine alyva 310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draulinė alyva centr.tepimo sistemoms 6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intetinė alyva"Longlife plus" 0W3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ntetinė alyva "Longlife plus" 0W3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ransmisinė alyva GL3+ 6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drokrekingo varikl.alyva 5W3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ntetinė variklinė alyva 0W-30 LONGTIME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intetinė variklinė alyva 0W-30 LONGTIME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yva SYNTHOIL LONGTIME 0W30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yva SYNTHOIL LONGTIME 0W30 6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lyva 5W30 LL 6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ariklinė alyva 5W30LL 20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ansmisinė alyva GL4 75W80 6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otociklinė alyva SAE50 4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ransmisine alyva motorlaiviams 250M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TREET 4T 10W40 4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ariklinė alyva THT 20W5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Keturtaktė <text:s/>alyva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yva THT 10W3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lyva žoliapjovėms 10W3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randinių alyva pjuklams SAE10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yva sodo technikai 5W30 1ltr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Tepalas grandinėnms BIO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oto filtro valiklis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usiau sintetinė alyva"Super leichtlauf"10W4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Universalus tepalas 5W4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ntet.alyva "Synthoil-HT"5W4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ntetinė alyva "Synthoil-HT"5W40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yva HT 5W4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ntetinė alyva dyzeliniams varikliams 5W4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int.alyva"Synthoil energy"0W4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ntetinė alyva 0W40 6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tifrizas KFS 2001/12 Plus 1L</text:p>
          </table:table-cell>
          <table:table-cell office:value-type="string" table:style-name="ce1">
            <text:p>Aušinimo skysči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Pusiau sintetinė alyva dyz.varikliams 10W4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usiau sintetinė alyva dyz.varikliams 10W4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ntetinė variklinė alyva GT1 10W6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ntetinė variklinė alyva 6T1 10W6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intetinis transmisinis tepalas TDL 75W9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Transmisinis tepalas GL5 85W90 LS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intetinė alyva mechaninėms transmisijoms 75W9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nt.alyva mechan.transmisijoms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ineral.variklinė alyva 15W4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lyva Super Diesel Leichtlauf 10W4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intetinė alyva 4-takčiams motociklų varikliams 10W50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ntetinė alyva 4-takčiams varikliams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Pusiau sintetinė alyva motociklams 2T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intetinė alyva 2T alyva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idraulinis tepalas 10W 500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int.alyva motoc.grandinėms 250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aliklis motociklams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reparatas nuo rasojimo 250 m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Putojantis autom.stiklų valiklis 300m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Daugiafunkcinis preparatas motociklams 2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riemonė apsauganti nuo graužikų 200m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intetinė alyva transmisijoms 75W90 500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Koncent.vasarinis stiklų ploviklis 250m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Vario aerozolis "Kupfer-spray" 25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Pusiau sintetinė 4-taktė alyva motociklų varikliam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nt. alyva motoc. šakėms ir amortizatoriams 5W 500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nt.alyva motoc.šakėms ir amortizatoriams 15W 500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intetinė alyva motociklų varikliams 4T 10W60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ntetine alyva 4T 10W6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ariklin4 alyva motociklams 10W60 Street Race 20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Automobilio spynelių priežiūros priemonė 5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hromuotų paviršių poliruoklis 250m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eparatas guminių detalių priežiūrai 500m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inko danga "Zink-spray" 4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Valiklis vabzdžių dėmių šalinimui 300m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tensyvus valiklis automobiliams 500m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Kempinė vabzdžių dėmėms valyti 500m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Kempinė automobiliui plauti 1vnt.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Automob. nusausinimo šluostė 1vnt.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astmasių juodintojas 250m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Odos gaminių priežiūros priemonė 250m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usiau sintet.alyva 4T 20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TREET 4T 10W40 60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usiau sintet.alyva 2T 20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ntetinė alyva 2T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torbike 4T 10W-40 Street 205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Motociklininkų šalmų ir apsauginių stiklų valiklis 100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asarinė min. alyva motociklams"Racing HD Classic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asarinė min.alyva motociklams Racing HD Classic S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atų remonto priemonė 300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riedas su MoS2 125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riedas į kurą 4-takčiams motociklų varikliams 125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riedas į kurą 2T variklams 250 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kystis autom.langams sklaidantis vandens lašus 125m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Baltas tepalas motociklinėms grandinėms 400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Baltas tepalas motociklų grandinėms 50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Valiklis kabrioletų uždangoms 500m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mpregnuojantis skystis 400m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utomob. poliravimo šluostės 5vnt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anelių valiklis 300ml vanilė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nelių valiklis citrus 300m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malos ir kitų apnašų valiklis 400m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Odos priežiūros preparatas motociklams 250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Valiklis motociklų grandinėms 5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Valiklis motociklų šalmams 300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Purškiamas moto filtrų tepalas 400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nt.alyva motoc.šakėms ir amortizat.10W Medium 5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reparatas padangų priežiūrai 400m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ūdžių surišėjas,varžtų atlaisvintojas 600 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Rūdžių surišėjas,varžtų atlaisvintojas 300 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Universali priemonė žoliapjovėms 3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otociklinė transmisinė alyva 80W GL4 500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Keturtakčių motorolerių alyva 10W-40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COOTER BASIC 2T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RACING 2T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Šakių tepalas 5W 5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lyva motociklų oro filtrams 500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Pro Kart alyva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inko danga su blizgesiu 4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Varžtų atlaisvintojas su keramika ir atšaldančiu poveikiu 3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Purškiamas vaškas autom.kėbului 400m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Priežiūros priemonė plastikinėm detalėm "One for all" 250m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olivavimo šluostė kėbului 1vnt.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Universalus valiklis 1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Variklio praplovėjas "Racing" 250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adangų montavimo priemonė 4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Šampūnas 500m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Universalus poliruoklis 250m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ransmisinė alyva motociklams 80W90 GL4 150 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Kosmetikos rinkinys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Universalus valiklis 250m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4T 5W40 "STREET RACE" 4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Racing Synth 4T 10W50 4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RACIN SYNTH 10W60 4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Keturtaktė alyva 10W30 street 4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otociklinė alyva 4T 15W50 STREET 4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lyva Racing 4T 20W50 4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iocidinis priedas Liqui Moly Diesel Anticide 5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intet. alyva "Synthoil-HT" 5W4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intet.alyva"Synthoil-HT" 5W4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ineralinė alyva dyzeliniams varikliams 15W4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Prep. apsaugantis dyz. kurą nuo parafino "Diesel flow fit" 15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Preparatas apsaugantis dyz.kurą nuo sutiršt. 1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iedas i dyzeliną K 205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yva 10W40 20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Priedas į alyvą stabdantis dūminguma 3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usiau sintetinė variklinė alyva su MoS2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Variklinė alyva TOP TEC 4100 4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15" table:style-name="ce1">
            <text:p>23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riklinė alyva TOP TEC 460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16" table:style-name="ce1">
            <text:p>231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Variklinė alyva TOP TEC 460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17" table:style-name="ce1">
            <text:p>2317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Variklinė alyva TOP TEC 450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18" table:style-name="ce1">
            <text:p>2318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Variklinė alyva TOP TEC 4500 5W3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19" table:style-name="ce1">
            <text:p>2319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Variklinė alyva TOP TEC 4400 5W3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22" table:style-name="ce1">
            <text:p>232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Variklinė alyva TOP TEC 4400 5W3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23" table:style-name="ce1">
            <text:p>2323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Alyva TOP TEC 430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24" table:style-name="ce1">
            <text:p>2324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Variklinė alyva TOP TEC 430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25" table:style-name="ce1">
            <text:p>2325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Alyva F 5W3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26" table:style-name="ce1">
            <text:p>2326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Alyva F 5W3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27" table:style-name="ce1">
            <text:p>2327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Leichtlauf High Tech 5W4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28" table:style-name="ce1">
            <text:p>232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Leichtlauf High Tech 5W4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61" table:style-name="ce1">
            <text:p>23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Variklinė alyva TOP TEC 4310 0W3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62" table:style-name="ce1">
            <text:p>236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Variklinė alyva TOP TEC 4310 0W3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63" table:style-name="ce1">
            <text:p>236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Variklinė alyva 0W30 V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364" table:style-name="ce1">
            <text:p>23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lyva SPECIAL TEC V 0W30 6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425" table:style-name="ce1">
            <text:p>2425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Pro Line Motorspulug 1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427" table:style-name="ce1">
            <text:p>2427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Tepimo sistemos praplovėjas 5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447" table:style-name="ce3">
            <text:p>2447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intetinė alyva 5W30LL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448" table:style-name="ce1">
            <text:p>2448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intetinė alyva 5W30LL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12" table:style-name="ce1">
            <text:p>2512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Praplovėjas 3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16" table:style-name="ce1">
            <text:p>25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riedas TBN-BOOSTER 1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18" table:style-name="ce1">
            <text:p>251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pynų, durų vyrių aerozolis 4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21" table:style-name="ce1">
            <text:p>252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Priedas DIESEL SMOKE-STOP 25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25" table:style-name="ce1">
            <text:p>25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iese Purge 5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26" table:style-name="ce1">
            <text:p>25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eturtaktė alyva 10W30 street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30" table:style-name="ce1">
            <text:p>2530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Priedas kuro priežiurai 3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40" table:style-name="ce1">
            <text:p>254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Variklinė alyva MOLYGEN pusiau sintetinė 10W5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41" table:style-name="ce1">
            <text:p>254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ariklinė alyva MOLYGEN pusiau sintetinė 10W50 4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42" table:style-name="ce1">
            <text:p>254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Variklinė alyva MOLYGEN sintetinė 5W5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43" table:style-name="ce1">
            <text:p>254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Variklinė alyva MOLYGEN sintetinė 5W50 4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55" table:style-name="ce1">
            <text:p>255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otociklinė alyva 4T 15W50 STREET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92" table:style-name="ce1">
            <text:p>259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lyva <text:s/>4T 5W40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626" table:style-name="ce1">
            <text:p>262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Pusiau sintetinė variklinė alyva su MoS2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657" table:style-name="ce1">
            <text:p>2657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Variklio praplovėjas PLUS 300 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678" table:style-name="ce1">
            <text:p>267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Variklio praplovėjas 300ml "Motor flush"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696" table:style-name="ce1">
            <text:p>269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yva HT 5W4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773" table:style-name="ce1">
            <text:p>277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ransmisinė alyva TDL 75W90 Mos2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817" table:style-name="ce1">
            <text:p>281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Petrol stabiliser CNG/LPG 25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852" table:style-name="ce1">
            <text:p>2852</text:p>
          </table:table-cell>
          <table:table-cell office:value-type="float" office:value="391" table:style-name="ce1">
            <text:p>391</text:p>
          </table:table-cell>
          <table:table-cell office:value-type="string" table:style-name="ce1">
            <text:p>Variklinė alyva 0W30 V 1L<text:s/>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853" table:style-name="ce1">
            <text:p>2853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Variklinė alyva 0W30 V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854" table:style-name="ce1">
            <text:p>285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ariklinė alyva 0W30 <text:s/>20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10" table:style-name="ce1">
            <text:p>301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Pasta montažinė 50g "LM 48 Montagepaste"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13" table:style-name="ce1">
            <text:p>301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TV alyva 10W40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14" table:style-name="ce1">
            <text:p>301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TV alyva 10W40 4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18" table:style-name="ce1">
            <text:p>3018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4T 5W40 <text:s/>"RACE" 1L<text:s/>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19" table:style-name="ce1">
            <text:p>301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4T 5W40 <text:s/>"RACE" <text:s/>4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21" table:style-name="ce1">
            <text:p>3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atų montavimo pasta 5kg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34" table:style-name="ce1">
            <text:p>3034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inkinys motociklmas "Performance Set"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39" table:style-name="ce1">
            <text:p>303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urškiamas vaškas motociklams 400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40" table:style-name="ce1">
            <text:p>304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Piredas motociklams "SPEED" 150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41" table:style-name="ce1">
            <text:p>304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oto kuro stabilizatorius 250 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42" table:style-name="ce1">
            <text:p>304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ušinimo sistemos praplovėjas motociklams 125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43" table:style-name="ce1">
            <text:p>304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Aušinimo sistemos sandarintojas motociklams 125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44" table:style-name="ce1">
            <text:p>304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Motociklinė alyva 4T 10W40 BASIC STR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45" table:style-name="ce1">
            <text:p>304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erozolis montažinis 300ml "LM 48 Spruhpaste"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46" table:style-name="ce1">
            <text:p>304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tociklinė alyva 4T 10W40 BASIC STR 4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51" table:style-name="ce1">
            <text:p>305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otociklinė alyva "Race" 10W50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52" table:style-name="ce1">
            <text:p>305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otociklinė alyva "Race" 10W50 4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53" table:style-name="ce1">
            <text:p>305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tociklinė alyva "Race" 10W60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54" table:style-name="ce1">
            <text:p>305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tociklinė alyva "Race" <text:s/>10W60 4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55" table:style-name="ce1">
            <text:p>305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Motociklinė alyva "OFF-ROAD" 10W40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56" table:style-name="ce1">
            <text:p>305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otociklinė alyva "OFF-ROAD" 10W40 4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57" table:style-name="ce1">
            <text:p>305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otociklinė alyva 4T 15W50 OFFROAD <text:s/>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58" table:style-name="ce1">
            <text:p>305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otociklinė alyva 4T <text:s/>15W50 OFFROAD 4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59" table:style-name="ce1">
            <text:p>305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otociklinė alyva "Basic" 10W40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60" table:style-name="ce1">
            <text:p>306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sta LM49 500g.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62" table:style-name="ce1">
            <text:p>306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otociklinė alyva "Basic" 10W40 4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63" table:style-name="ce1">
            <text:p>306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ariklinė alyva 2T OFFROAD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65" table:style-name="ce1">
            <text:p>306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Variklinė alyva 2T SEMI OFFROAD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74" table:style-name="ce1">
            <text:p>307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urškiamas preparatas stabdžių sistemos sutepimui 2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75" table:style-name="ce1">
            <text:p>307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Baltas tepalas aerozolinis 25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76" table:style-name="ce1">
            <text:p>307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erozolis PTFE 400ml.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77" table:style-name="ce1">
            <text:p>3077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Tepalas stabdžių sistemai apsaugantis nuo girgždesio 100g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78" table:style-name="ce1">
            <text:p>3078</text:p>
          </table:table-cell>
          <table:table-cell office:value-type="float" office:value="1170" table:style-name="ce1">
            <text:p>1170</text:p>
          </table:table-cell>
          <table:table-cell office:value-type="string" table:style-name="ce1">
            <text:p>Tepalas stabdžių sistemai apsaugantis nuo girgždesio 10g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79" table:style-name="ce1">
            <text:p>307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Tepalas stabdžiu sistemai 4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80" table:style-name="ce1">
            <text:p>308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Vario pasta 100gr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85" table:style-name="ce1">
            <text:p>308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tabdžių skystis DOT4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86" table:style-name="ce1">
            <text:p>308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tabdžių skystis SL6DOT4 5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87" table:style-name="ce1">
            <text:p>308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intetinė alyva transmisijoms 10W30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91" table:style-name="ce1">
            <text:p>3091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tabdžių skystis DOT4 250 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92" table:style-name="ce1">
            <text:p>309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tabdžių skystis DOT 5.1 25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94" table:style-name="ce1">
            <text:p>309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ATV AXLE alyva 10W30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96" table:style-name="ce1">
            <text:p>309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Oro filtro tepalas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099" table:style-name="ce1">
            <text:p>309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Šakių tepalas 7,5W 500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110" table:style-name="ce1">
            <text:p>311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Preparatas elektros instaliacijos priežiūrai 2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139" table:style-name="ce1">
            <text:p>3139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Tepalas akumuliat.kontaktams 10g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140" table:style-name="ce1">
            <text:p>314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Tepalas akumuliatorių kontaktams 50g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141" table:style-name="ce1">
            <text:p>314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erozolinis tepalas akum.kontakt.3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05" table:style-name="ce1">
            <text:p>330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Daugiafunkcinis preparatas aerozol."Multi spray plus7" 5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10" table:style-name="ce1">
            <text:p>3310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Purškiamas silikoninis preparatas "Silkonspray" 3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12" table:style-name="ce1">
            <text:p>331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Tepamas silikonas 100g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14" table:style-name="ce1">
            <text:p>33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niversalus purškiamas tepalas 5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15" table:style-name="ce1">
            <text:p>331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Tepalo dėmių valiklis 4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16" table:style-name="ce1">
            <text:p>33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lastikinė talpa 1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18" table:style-name="ce1">
            <text:p>3318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Preparatas greitam valymui "Schnellreiniger" 5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20" table:style-name="ce1">
            <text:p>3320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Aušinimo sistemos praplovėjas 3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22" table:style-name="ce1">
            <text:p>332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Kranelis 20,25l talpai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23" table:style-name="ce1">
            <text:p>3323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Tepalo išleidimo čiaupas 60L talpai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25" table:style-name="ce1">
            <text:p>332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Karbiuratoriaus vidaus ir išorės valiklis 4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26" table:style-name="ce1">
            <text:p>332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erozolinis variklio išorės valiklis 4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27" table:style-name="ce1">
            <text:p>332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otoro išorės konservantas 400 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30" table:style-name="ce1">
            <text:p>3330</text:p>
          </table:table-cell>
          <table:table-cell office:value-type="float" office:value="1328" table:style-name="ce1">
            <text:p>1328</text:p>
          </table:table-cell>
          <table:table-cell office:value-type="string" table:style-name="ce1">
            <text:p>Aušinimo sist. sandarintojas "Kuhlerdichter" 15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33" table:style-name="ce1">
            <text:p>33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versalus valiklis 60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40" table:style-name="ce1">
            <text:p>334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Duslintuvų remonto pasta 200g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42" table:style-name="ce1">
            <text:p>334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Duslintuvų montavimo pasta 150g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43" table:style-name="ce1">
            <text:p>334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Purskiamas preparatas 4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44" table:style-name="ce1">
            <text:p>334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uslintuvų remonto rinkinys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50" table:style-name="ce1">
            <text:p>335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kystis aptinkantis dujų ir susl.oro nutekėjimo vietą 4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51" table:style-name="ce1">
            <text:p>335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reparatas nustatantis oro įsiurbimo nutekėjimo vietą 2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58" table:style-name="ce1">
            <text:p>3358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Kremas rankoms 1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63" table:style-name="ce1">
            <text:p>336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ankų valymo pasta 12,5 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65" table:style-name="ce1">
            <text:p>336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kystas rankų valiklis 3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79" table:style-name="ce1">
            <text:p>337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Priemonė palengvinanti purkštukų atsukimą 4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88" table:style-name="ce1">
            <text:p>338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Universali tepimo priemonė 1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91" table:style-name="ce1">
            <text:p>339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Multifunkcionali puršk.alyva LM40 4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395" table:style-name="ce1">
            <text:p>33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M 40 <text:s/>5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403" table:style-name="ce1">
            <text:p>340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pimo priemonė LM 900 1Kg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406" table:style-name="ce1">
            <text:p>340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Konsistencinis tepalas LM 50 HT 400g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407" table:style-name="ce1">
            <text:p>340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olinis tepalas LM50 LITHO 1kg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415" table:style-name="ce1">
            <text:p>341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Keramikinė pasta 2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418" table:style-name="ce1">
            <text:p>341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Keramikinė pasta 50gr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419" table:style-name="ce1">
            <text:p>341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Keramikinė pasta 4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420" table:style-name="ce1">
            <text:p>342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Keramikinė pasta 250g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444" table:style-name="ce1">
            <text:p>3444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Priedas į alyvą MoS2 Shooter 20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509" table:style-name="ce1">
            <text:p>350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Konsistentinis tepalas 250g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510" table:style-name="ce1">
            <text:p>35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LM 47 +Mos2 100g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Universalus konsistencinis tepalas su MoS2 400gr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551" table:style-name="ce1">
            <text:p>355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oncistencinis tepalas su MOS2 50kg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552" table:style-name="ce1">
            <text:p>35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Universalus konsistencinis tepalas 400gr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555" table:style-name="ce1">
            <text:p>35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versalus konstistencinis tepalas 25kg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579" table:style-name="ce1">
            <text:p>357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Purškiamas tepalas grandinėms 4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11" table:style-name="ce1">
            <text:p>36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aržtų atlaisvintojas 5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23" table:style-name="ce1">
            <text:p>362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erozolis padedantis pašalinti tarpines 3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40" table:style-name="ce1">
            <text:p>3640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TRANSMISINĖ ALYVA 810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41" table:style-name="ce1">
            <text:p>364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ansmisinė alyva 8100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42" table:style-name="ce1">
            <text:p>364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RANSMISINĖ ALYVA 8100 6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48" table:style-name="ce1">
            <text:p>364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TOP TEC ATF 190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49" table:style-name="ce1">
            <text:p>364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ransmisinė alyva Top Tec 1900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51" table:style-name="ce1">
            <text:p>3651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Transmisinė alyva TOP TEC ATF 110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52" table:style-name="ce1">
            <text:p>365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OP TEC ATF 110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53" table:style-name="ce1">
            <text:p>365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OP TEC 1100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54" table:style-name="ce1">
            <text:p>365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OP TEC ATF 1100 6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58" table:style-name="ce1">
            <text:p>365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Transmisinė alyva GL5 75W8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59" table:style-name="ce1">
            <text:p>3659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Alyva TOP TEC ATF 160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62" table:style-name="ce1">
            <text:p>366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yva TOP TEC ATF 140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63" table:style-name="ce1">
            <text:p>366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Transmisinė alyva TOP TEC 170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64" table:style-name="ce1">
            <text:p>366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lyva centrinei tepimo sistemai 220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65" table:style-name="ce1">
            <text:p>366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lyva centrinėms sistemoms 230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66" table:style-name="ce1">
            <text:p>366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lyva centrinei tepimo sistemai 240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67" table:style-name="ce1">
            <text:p>366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lyva centrinėms sistemoms 250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79" table:style-name="ce1">
            <text:p>367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tabdžių skystis "Racing" 25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81" table:style-name="ce1">
            <text:p>3681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Transmisinė alyva TOP TEC120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82" table:style-name="ce1">
            <text:p>368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lyva TOP TEC 120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83" table:style-name="ce1">
            <text:p>368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p Tec 1200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84" table:style-name="ce1">
            <text:p>368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ransmisinė alyva TIP TEC 1200 6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85" table:style-name="ce1">
            <text:p>36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p Tec ATF 1200 20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87" table:style-name="ce1">
            <text:p>3687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Transmisinė alyva TOP TEC 180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88" table:style-name="ce1">
            <text:p>368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P TEC 1800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89" table:style-name="ce1">
            <text:p>368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OP TEC 1800 6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91" table:style-name="ce1">
            <text:p>369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Transmisinė alyva TOP TEC ATF 130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92" table:style-name="ce1">
            <text:p>369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rasmisinė alyva TOP TEC1400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94" table:style-name="ce1">
            <text:p>369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OP TEC ATF 1600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696" table:style-name="ce1">
            <text:p>369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ansmisinė alyvaTOP TEC 1600 6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00" table:style-name="ce1">
            <text:p>370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lyva TOP TEC 4100 5W4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02" table:style-name="ce1">
            <text:p>370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tetinė alyva Top Tec 4100 <text:s/>5W40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03" table:style-name="ce1">
            <text:p>370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intetinė alyva Top Tec 4100 5W40 6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04" table:style-name="ce1">
            <text:p>370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intetinė alyva TOP TEC 4100 5W40 20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08" table:style-name="ce1">
            <text:p>370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yva TOP TEC 4200 5W30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09" table:style-name="ce1">
            <text:p>370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lyva TOP TEC 4200 5W30 6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11" table:style-name="ce1">
            <text:p>371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yva TOP TEC 4200 5W30 LL 20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15" table:style-name="ce1">
            <text:p>371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Variklinė alyva TOP TEC 4200 4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20" table:style-name="ce1">
            <text:p>3720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Priedas į benziną 250ml Speed Tec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21" table:style-name="ce1">
            <text:p>3721</text:p>
          </table:table-cell>
          <table:table-cell office:value-type="float" office:value="1780" table:style-name="ce1">
            <text:p>1780</text:p>
          </table:table-cell>
          <table:table-cell office:value-type="string" table:style-name="ce1">
            <text:p>Priedas į alyvą Cera TEC 3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22" table:style-name="ce1">
            <text:p>372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Priedas į dyzeliną 250ml Speed Tec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25" table:style-name="ce1">
            <text:p>372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Priedas į kurą BIO DIESEL 25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26" table:style-name="ce1">
            <text:p>372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Priedas i kurą "BIO DIESEL" 1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40" table:style-name="ce1">
            <text:p>374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lyva TOP TEC 4300 5W3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42" table:style-name="ce1">
            <text:p>374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riklinė alyva TOP TEC 4300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43" table:style-name="ce1">
            <text:p>374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yva TOP TEC 4300 5W30 6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44" table:style-name="ce1">
            <text:p>37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yva TOP TEC 4300 5W30 20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52" table:style-name="ce1">
            <text:p>375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ariklinė alyva TOP TEC 4400 5W30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55" table:style-name="ce1">
            <text:p>375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Variklinė alyva TOP TEC 4600 5W3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58" table:style-name="ce1">
            <text:p>375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lyva TOP TEC 4600 5W30 6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59" table:style-name="ce1">
            <text:p>375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yva TOP TEC 4600 5W30 20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80" table:style-name="ce1">
            <text:p>378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ariklinė alyva TOP TEC TRUCK 4450 15W40 20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86" table:style-name="ce1">
            <text:p>378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yva TOP TEC 4350 5W30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798" table:style-name="ce1">
            <text:p>379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yva TOP TEC 4050 10W40 20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805" table:style-name="ce1">
            <text:p>380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versalūs klijai "Sekunden-kleber" 10gr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811" table:style-name="ce1">
            <text:p>381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Pažeistų varžtų atsukimo priemonė 20g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812" table:style-name="ce1">
            <text:p>38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Varžtų fiksavimo priemonė 10g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816" table:style-name="ce1">
            <text:p>381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Variklinė alyva 20W50 STREET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817" table:style-name="ce1">
            <text:p>381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Variklinė alyva 20W50 STREET 4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821" table:style-name="ce1">
            <text:p>382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Motociklinė transmisinė alyva 80W90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822" table:style-name="ce1">
            <text:p>382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otociklinė transmisinė alyva HD 150 <text:s/>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823" table:style-name="ce1">
            <text:p>382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Priedas motorbike speed Shooter 80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824" table:style-name="ce1">
            <text:p>38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iedas motorbike 4T Shooter 80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826" table:style-name="ce1">
            <text:p>38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tociklinė transmisinė alyva 75W90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835" table:style-name="ce1">
            <text:p>38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PECIAL TEC AA 5W20 6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840" table:style-name="ce1">
            <text:p>38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pecial TEC F ECO 5W2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841" table:style-name="ce1">
            <text:p>384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pecial TEC F ECO 5W2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850" table:style-name="ce1">
            <text:p>385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andarinimo priemonė 5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857" table:style-name="ce1">
            <text:p>385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ariklinė alyva Special Tec F 5W30 20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3951" table:style-name="ce1">
            <text:p>395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raplovėjas automatinėms greičių dėžėms 3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012" table:style-name="ce1">
            <text:p>4012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Tepimo priemonė dujų sistemoms 1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054" table:style-name="ce1">
            <text:p>405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riedas i benziną SPEED <text:s/>205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058" table:style-name="ce1">
            <text:p>405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sta 2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061" table:style-name="ce1">
            <text:p>406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ario pasta "Kupfer-paste" 1kg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066" table:style-name="ce1">
            <text:p>4066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Valiklis oro srauto matuokliui 250 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079" table:style-name="ce1">
            <text:p>407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ondicionieriaus valiklis "Ultrasonic" 100m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083" table:style-name="ce1">
            <text:p>408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epimo priemonė kondicionavimo sistemai 46 25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085" table:style-name="ce1">
            <text:p>408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Preparatas trapeciniams dirželiams 4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086" table:style-name="ce1">
            <text:p>4086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erozolis 5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087" table:style-name="ce1">
            <text:p>408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erozolinis kond. sistemos valiklis 25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089" table:style-name="ce1">
            <text:p>408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epimo priemonė kondicionavimo sistemai 100 15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090" table:style-name="ce1">
            <text:p>409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paratas kondicionavimo sistemos valymui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091" table:style-name="ce1">
            <text:p>409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kystis kondicionavimo sistemos valymui 1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092" table:style-name="ce1">
            <text:p>409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kystis kondicionavimo sistemų valymui 5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390" table:style-name="ce1">
            <text:p>4390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GUNTEC tepalas ginklų priežiūrai purškiamas 200ml</text:p>
          </table:table-cell>
          <table:table-cell office:value-type="string" table:style-name="ce1">
            <text:p>Gin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406" table:style-name="ce1">
            <text:p>440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Transimisinė alyva 80W90 GL5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420" table:style-name="ce1">
            <text:p>442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Transmisinė alyva 75W140 LS 500m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421" table:style-name="ce1">
            <text:p>4421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intetinė mech.transm.alyva LS 75W140 GL-5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427" table:style-name="ce1">
            <text:p>4427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Transmisinė alyva 75W80 GL3+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434" table:style-name="ce1">
            <text:p>4434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Transmisinė alyva 75W90 GL4+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435" table:style-name="ce1">
            <text:p>443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ransmisinė alyva 75W90 GL4+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436" table:style-name="ce1">
            <text:p>44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ansmisinė alyva 75W90 GL4+ 6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439" table:style-name="ce1">
            <text:p>443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TF II E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602" table:style-name="ce3">
            <text:p>46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yva <text:s/>FE 5W30 20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715" table:style-name="ce1">
            <text:p>47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palas sunkv. centrinėms tepimo sistemoms K00K-40 25KG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743" table:style-name="ce1">
            <text:p>47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nkvež. hidrokr.alyva 10W40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4747" table:style-name="ce1">
            <text:p>474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niversali alyva <text:s/>10W40 20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00" table:style-name="ce1">
            <text:p>510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Karbiuratoriaus valiklis "MTX Vergaser reiniger" 3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05" table:style-name="ce1">
            <text:p>510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Priedas i kurą "SPEED ZUSATZ" 1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08" table:style-name="ce1">
            <text:p>5108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Priedas kuro sistemos priežiurai 3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10" table:style-name="ce1">
            <text:p>5110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Įp.sistemų valiklis "Injection rein.f.einspr"3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11" table:style-name="ce1">
            <text:p>511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Droselinių dangčių purškiklis 4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16" table:style-name="ce1">
            <text:p>51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riedas hidraulinėm sistemom 1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18" table:style-name="ce1">
            <text:p>51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nzininių ir dyzelinių sistemų valymo aparatas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20" table:style-name="ce1">
            <text:p>5120</text:p>
          </table:table-cell>
          <table:table-cell office:value-type="float" office:value="661" table:style-name="ce1">
            <text:p>661</text:p>
          </table:table-cell>
          <table:table-cell office:value-type="string" table:style-name="ce1">
            <text:p>Priedas dyz. kurui "Super diesel additiv" 25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22" table:style-name="ce1">
            <text:p>51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Priedas į dyz. kurą sutepantis kuro įp. sistemą 15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24" table:style-name="ce1">
            <text:p>51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renginys JET CLEAN TRONIC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28" table:style-name="ce1">
            <text:p>5128</text:p>
          </table:table-cell>
          <table:table-cell office:value-type="float" office:value="1331" table:style-name="ce1">
            <text:p>1331</text:p>
          </table:table-cell>
          <table:table-cell office:value-type="string" table:style-name="ce1">
            <text:p>Priedas į kurą dyzelinėms systemoms 3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29" table:style-name="ce1">
            <text:p>5129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Priedas kuro sistemos valymui 3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35" table:style-name="ce1">
            <text:p>513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Priedas automatinėms greičio dėžėms 25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37" table:style-name="ce1">
            <text:p>513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ko valiklis 5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39" table:style-name="ce1">
            <text:p>5139</text:p>
          </table:table-cell>
          <table:table-cell office:value-type="float" office:value="764" table:style-name="ce1">
            <text:p>764</text:p>
          </table:table-cell>
          <table:table-cell office:value-type="string" table:style-name="ce1">
            <text:p>Preparatas dyzelinių variklių priežiūrai 25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46" table:style-name="ce1">
            <text:p>514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riedas į dyzeliną <text:s/>SPEED 205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48" table:style-name="ce1">
            <text:p>5148</text:p>
          </table:table-cell>
          <table:table-cell office:value-type="float" office:value="492" table:style-name="ce1">
            <text:p>492</text:p>
          </table:table-cell>
          <table:table-cell office:value-type="string" table:style-name="ce1">
            <text:p>Priedas DPF filtro valymui 25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51" table:style-name="ce1">
            <text:p>515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kystis intensyviam benzininių sistemų valymui 5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52" table:style-name="ce1">
            <text:p>515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Įpurškimo sistemų valymo koncentratas 5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53" table:style-name="ce1">
            <text:p>5153</text:p>
          </table:table-cell>
          <table:table-cell office:value-type="float" office:value="536" table:style-name="ce1">
            <text:p>536</text:p>
          </table:table-cell>
          <table:table-cell office:value-type="string" table:style-name="ce1">
            <text:p>Priedas į benziną benz sistemos valymui 5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54" table:style-name="ce1">
            <text:p>515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Dyzelinio kuro sistemų valymo koncentratas 5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55" table:style-name="ce1">
            <text:p>515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uro sistemos valiklis 5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56" table:style-name="ce1">
            <text:p>515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riedas dyzelinių sistemų valymui 5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60" table:style-name="ce1">
            <text:p>5160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Priedas į kurą SEED ZUSATZ 1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68" table:style-name="ce1">
            <text:p>516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Dyzelinių sistemų valiklis 4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69" table:style-name="ce1">
            <text:p>516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PF VALIKLIS 1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70" table:style-name="ce1">
            <text:p>5170</text:p>
          </table:table-cell>
          <table:table-cell office:value-type="float" office:value="456" table:style-name="ce1">
            <text:p>456</text:p>
          </table:table-cell>
          <table:table-cell office:value-type="string" table:style-name="ce1">
            <text:p>Dyz.variklių valiklis "Diesel spulung" 5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71" table:style-name="ce1">
            <text:p>517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kystis DPF 5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76" table:style-name="ce1">
            <text:p>517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Priedas į dyzeliną PRO-LINE 1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78" table:style-name="ce1">
            <text:p>517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ušinimo sistemos sandarintojas <text:s/>PRO 250 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80" table:style-name="ce1">
            <text:p>518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Priedas į dyz. kurą mažinantis dūmų išsiskyrimą 15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82" table:style-name="ce1">
            <text:p>518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Pro Line Verlust Stop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89" table:style-name="ce1">
            <text:p>518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RO-LINE aušinimo sistemos praplovėjas 1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96" table:style-name="ce1">
            <text:p>5196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Priedas į alyvą PRO-LINE VISCO-STABIL 1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97" table:style-name="ce1">
            <text:p>519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Priedas į alyvą su MoS2 1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98" table:style-name="ce1">
            <text:p>519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riedas į transmisiją PRO LINE 15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199" table:style-name="ce1">
            <text:p>5199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Priedas stabdantis alyvos nutekėjima 5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200" table:style-name="ce1">
            <text:p>5200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Preparatas variklio plovimui 3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5310" table:style-name="ce1">
            <text:p>531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Įrankis tepalui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051" table:style-name="ce1">
            <text:p>605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Dviračių grandinės tepalas sausom oro sąlygoms 100ml</text:p>
          </table:table-cell>
          <table:table-cell office:value-type="string" table:style-name="ce1">
            <text:p>Dvirači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052" table:style-name="ce1">
            <text:p>605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Dviračių grandinės tepalas šlapioms oro sąlygoms 100ml</text:p>
          </table:table-cell>
          <table:table-cell office:value-type="string" table:style-name="ce1">
            <text:p>Dvirači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053" table:style-name="ce1">
            <text:p>605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Dviračių išorės valiklis 1L</text:p>
          </table:table-cell>
          <table:table-cell office:value-type="string" table:style-name="ce1">
            <text:p>Dvirači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054" table:style-name="ce1">
            <text:p>60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Dviračių grandinės valiklis 400ml</text:p>
          </table:table-cell>
          <table:table-cell office:value-type="string" table:style-name="ce1">
            <text:p>Dvirači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055" table:style-name="ce1">
            <text:p>605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Dviračių grandinės tepalas 400ml</text:p>
          </table:table-cell>
          <table:table-cell office:value-type="string" table:style-name="ce1">
            <text:p>Dvirači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056" table:style-name="ce1">
            <text:p>605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Padangų remonto priemonė 75ml</text:p>
          </table:table-cell>
          <table:table-cell office:value-type="string" table:style-name="ce1">
            <text:p>Dvirači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105" table:style-name="ce1">
            <text:p>610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reparatas tirpiklio pagrindu 5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107" table:style-name="ce1">
            <text:p>610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Šviesiai ruda kėbulo ertmių apsaugos priemonė 5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109" table:style-name="ce1">
            <text:p>610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psauga nuo akmenukų smugių juoda 5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111" table:style-name="ce1">
            <text:p>611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ntikorozinė bituminė danga juoda 5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113" table:style-name="ce1">
            <text:p>61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ntikorozinė danga dažoma juoda 5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119" table:style-name="ce1">
            <text:p>611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ntikorozinė medžiaga 2kg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135" table:style-name="ce1">
            <text:p>613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Kontaktinis tepalas "Seilfet" 5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184" table:style-name="ce1">
            <text:p>618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epamas silikonas 2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196" table:style-name="ce1">
            <text:p>619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tiklo sandarinimo mišinys 310 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221" table:style-name="ce1">
            <text:p>62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paratas darbui su sandarinimo mase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226" table:style-name="ce1">
            <text:p>62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PF1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228" table:style-name="ce1">
            <text:p>62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tgalis 11 cm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244" table:style-name="ce1">
            <text:p>62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paratas darbui su LiquiMate 7700 Mini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298" table:style-name="ce1">
            <text:p>629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lijai 5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299" table:style-name="ce1">
            <text:p>629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lijai 5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738" table:style-name="ce1">
            <text:p>6738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Variklinė alyva 0W20 AA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739" table:style-name="ce1">
            <text:p>673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Variklinė alyva AA 0W2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901" table:style-name="ce1">
            <text:p>690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pynelių atitirpintojas "Turschloss-enteiser"50ml</text:p>
          </table:table-cell>
          <table:table-cell office:value-type="string" table:style-name="ce1">
            <text:p>Aušinimo skysči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918" table:style-name="ce1">
            <text:p>69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tifrizas K universalus 60L</text:p>
          </table:table-cell>
          <table:table-cell office:value-type="string" table:style-name="ce1">
            <text:p>Aušinimo skysči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921" table:style-name="ce1">
            <text:p>692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ntifrizas 1L</text:p>
          </table:table-cell>
          <table:table-cell office:value-type="string" table:style-name="ce1">
            <text:p>Aušinimo skysči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923" table:style-name="ce1">
            <text:p>6923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Koncentruotas skystis langams -60C 1L</text:p>
          </table:table-cell>
          <table:table-cell office:value-type="string" table:style-name="ce1">
            <text:p>Aušinimo skysči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924" table:style-name="ce1">
            <text:p>692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ntifrizas Coolant Reqady Mix RAF12 Plus 1L</text:p>
          </table:table-cell>
          <table:table-cell office:value-type="string" table:style-name="ce1">
            <text:p>Aušinimo skysči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6948" table:style-name="ce1">
            <text:p>694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Pusiau sint.alyva su MoS2 4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055" table:style-name="ce1">
            <text:p>70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das atidirbusiam tepalui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110" table:style-name="ce1">
            <text:p>711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Priedas į kurą katalizatorių valymui<text:s/>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250" table:style-name="ce1">
            <text:p>725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Granulės 25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384" table:style-name="ce1">
            <text:p>738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RO-LINE aerozolis "PTFE-SPRAY" 4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385" table:style-name="ce1">
            <text:p>738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PRO-LINE aerozolis "KERAMIK-PASTE" 4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386" table:style-name="ce1">
            <text:p>738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PRO-LINE aerozolis "ELECTRONIC-SPRAY" 4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387" table:style-name="ce1">
            <text:p>738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PRO-LINE aerozolis "BALTAS TEPALAS" 4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388" table:style-name="ce1">
            <text:p>738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PRO-LINE aerozolis vyriams sutepti 4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389" table:style-name="ce1">
            <text:p>738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RO-LINE aerozolis "SILIKON-SPRAY" 4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520" table:style-name="ce1">
            <text:p>75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yva sniego motociklams 0W40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530" table:style-name="ce1">
            <text:p>7530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Variklinė alyva AA 5W3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597" table:style-name="ce1">
            <text:p>759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lyva motociklų šakėms 2,5W 500m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613" table:style-name="ce1">
            <text:p>761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lyva 10W30 AA 4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614" table:style-name="ce1">
            <text:p>761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lyva 10W30 AA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615" table:style-name="ce1">
            <text:p>761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lyva 5W30 AA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616" table:style-name="ce1">
            <text:p>761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lyva 5W30 AA 4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658" table:style-name="ce1">
            <text:p>7658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Variklinė alyva AA 5W20 4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820" table:style-name="ce1">
            <text:p>782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Priedas į kurą "Speed Shooter" 80m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822" table:style-name="ce1">
            <text:p>782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4T Priedas "SHOOTER" 8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924" table:style-name="ce1">
            <text:p>792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šleidimo kranelis su O žiedu DIN61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932" table:style-name="ce1">
            <text:p>79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lastikinė rankinė pompa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945" table:style-name="ce1">
            <text:p>794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PF antgalių rinkinys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946" table:style-name="ce1">
            <text:p>794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PF valymo aparatas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7947" table:style-name="ce1">
            <text:p>794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PF2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200" table:style-name="ce1">
            <text:p>8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tgalis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263" table:style-name="ce1">
            <text:p>826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tgalis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286" table:style-name="ce1">
            <text:p>828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tgalis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299" table:style-name="ce1">
            <text:p>829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tgalis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350" table:style-name="ce1">
            <text:p>8350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Alyvos priedas 300m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355" table:style-name="ce1">
            <text:p>835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Priedas i kurą "Octane plus" 15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536" table:style-name="ce1">
            <text:p>8536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Molygen New Generation 5W4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538" table:style-name="ce1">
            <text:p>8538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Molygen New Generation 10W40 4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539" table:style-name="ce1">
            <text:p>853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Molygen New Genaration 5W2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540" table:style-name="ce1">
            <text:p>854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olygen New Generation 5W2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576" table:style-name="ce1">
            <text:p>8576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Molygen New Generation 5W4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578" table:style-name="ce1">
            <text:p>857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Molygen New Generation 5W40 4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810" table:style-name="ce1">
            <text:p>881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ušinimo skystis RAF 12+ 5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812" table:style-name="ce1">
            <text:p>88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šinimo skystis RAF 12+ 200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834" table:style-name="ce1">
            <text:p>88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T4 1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902" table:style-name="ce1">
            <text:p>890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ariklinė alyva SPECIAL TEC F 0W3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903" table:style-name="ce1">
            <text:p>890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Variklinė alyva SPECIAL TEC F 0W3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905" table:style-name="ce1">
            <text:p>890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ineralinė alyva dyzeliniams varikliams 15W4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908" table:style-name="ce1">
            <text:p>8908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intetinė variklinė alyva GT1 10W6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909" table:style-name="ce1">
            <text:p>8909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intetinė variklinė alyva GT 10W6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916" table:style-name="ce1">
            <text:p>891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tšaldantis aerozolis KALTE-SPRAY 4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918" table:style-name="ce1">
            <text:p>891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Universalus baltas tepalas 400g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931" table:style-name="ce1">
            <text:p>8931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Priedas katalyzatorių valymui 3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972" table:style-name="ce1">
            <text:p>8972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Variklinė alyva TOP TEC 420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973" table:style-name="ce1">
            <text:p>8973</text:p>
          </table:table-cell>
          <table:table-cell office:value-type="float" office:value="1771" table:style-name="ce1">
            <text:p>1771</text:p>
          </table:table-cell>
          <table:table-cell office:value-type="string" table:style-name="ce1">
            <text:p>Variklinė alyva TOP TEC 420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976" table:style-name="ce1">
            <text:p>897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intetinė variklinė alyva 0W-30 LONGTIME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8977" table:style-name="ce1">
            <text:p>897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intetinė variklinė alyva 0W-30 LONGTIME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044" table:style-name="ce1">
            <text:p>904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olygen New Generation 5W30 6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045" table:style-name="ce1">
            <text:p>904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lygen New Generation 5W30 20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047" table:style-name="ce1">
            <text:p>9047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Molygen New Generation <text:s/>5W3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056" table:style-name="ce1">
            <text:p>905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lygen New Generation 5W40 6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089" table:style-name="ce1">
            <text:p>908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Molygen New Generation 5W30 4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503" table:style-name="ce1">
            <text:p>9503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Pusiau sintetinė alyva"Super leichtlauf"10W4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504" table:style-name="ce1">
            <text:p>9504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Pusiau sint.variklinė alyva 10W40 4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505" table:style-name="ce1">
            <text:p>950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Pusiau sintetinė alyva "Super leichtlauf" 10W4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506" table:style-name="ce1">
            <text:p>9506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Sintetinė variklinė alyva 5W3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507" table:style-name="ce1">
            <text:p>9507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Sintetinė variklinė alyva 5W3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508" table:style-name="ce1">
            <text:p>950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idrokrekingo varikl.alyva 5W3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509" table:style-name="ce1">
            <text:p>950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Hidrokrekingo varikl.alyva 5W3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510" table:style-name="ce1">
            <text:p>9510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Alyva TOP TEC 410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511" table:style-name="ce1">
            <text:p>9511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Variklinė alyva TOP TEC 410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514" table:style-name="ce1">
            <text:p>951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int.alyva"Synthoil energy"0W4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515" table:style-name="ce1">
            <text:p>951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int.alyva"Synthoil energy"0W4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703" table:style-name="ce1">
            <text:p>9703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Alyva TOP TEC ATF1200 G 1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705" table:style-name="ce1">
            <text:p>970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Variklinė alyva AA <text:s/>0W20 4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951" table:style-name="ce1">
            <text:p>995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Molygen New Generation 10W4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955" table:style-name="ce1">
            <text:p>9955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Molygen New Generation 10W4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975" table:style-name="ce1">
            <text:p>997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olygen New Generation 10W3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9978" table:style-name="ce1">
            <text:p>997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ariklinė alyva Molygen New Generation 10W-3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Oro kondicionavimo sistemos valiklis 75m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597" table:style-name="ce1">
            <text:p>2059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4T variklio praplovėjas "SHOOTER" 8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614" table:style-name="ce1">
            <text:p>206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ansmisinė alyva TOP TEC 1400 6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625" table:style-name="ce1">
            <text:p>206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ransmisinė alyva Top Tec 1800 R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631" table:style-name="ce1">
            <text:p>2063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ariklinė alyva 0W20 <text:s/>SPECIAL TEC V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632" table:style-name="ce1">
            <text:p>206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ariklinė alyva 0W20 <text:s/>SPECIAL TEC V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653" table:style-name="ce1">
            <text:p>2065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ariklinė alyva LONG LIFE III 5W30 6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656" table:style-name="ce1">
            <text:p>2065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ariklinė alyva LONG LIFE III 5W30 20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662" table:style-name="ce1">
            <text:p>2066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Transmisinė alyva TOP TEC 180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665" table:style-name="ce1">
            <text:p>2066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Purškiama tepimo ir priežiūros priemonė 4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737" table:style-name="ce1">
            <text:p>2073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yva ATV 5W5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738" table:style-name="ce1">
            <text:p>2073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yva ATV 4T 5W50 4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753" table:style-name="ce1">
            <text:p>2075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ntetinė variklinė alyva 4T 10W40 Street Race 1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754" table:style-name="ce1">
            <text:p>2075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intetinė variklinė alyva 4T 10W40 Street Race 4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755" table:style-name="ce1">
            <text:p>207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torbike 4T synt 10W-40 Street Race 60L</text:p>
          </table:table-cell>
          <table:table-cell office:value-type="string" table:style-name="ce1">
            <text:p>Motoci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777" table:style-name="ce1">
            <text:p>2077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Variklinė alyva TOP TEC 6100 0W3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778" table:style-name="ce1">
            <text:p>2077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Variklinė alyva TOP TEC 6100 0W30 4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779" table:style-name="ce1">
            <text:p>2077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ariklinė alyva TOP TEC 6100 0W3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787" table:style-name="ce1">
            <text:p>2078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Variklinė alyva TOP TEC 6200 0W2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789" table:style-name="ce1">
            <text:p>2078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Variklinė alyva TOP TEC 6200 0W2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790" table:style-name="ce1">
            <text:p>2079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ro-Line priedas dyzelino filtrui 5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792" table:style-name="ce1">
            <text:p>20792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Variklinė alyva AA 5W2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793" table:style-name="ce1">
            <text:p>2079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ariklinė alyva AA 5W2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797" table:style-name="ce1">
            <text:p>20797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Molygen New Generation 10W30 4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798" table:style-name="ce1">
            <text:p>2079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Molygen New Generation 5W20 4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813" table:style-name="ce1">
            <text:p>208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ariklinė alyva 20W5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820" table:style-name="ce1">
            <text:p>20820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Variklinė alyva LONG LIFE III 5W3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822" table:style-name="ce1">
            <text:p>20822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Variklinė alyva LONG LIFE III 5W3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842" table:style-name="ce1">
            <text:p>20842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Transmisinė alyva TOP TEC MTF 5100 75W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845" table:style-name="ce1">
            <text:p>20845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Transmisinė alyva TOP TEC MTF 5200 75W8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947" table:style-name="ce1">
            <text:p>20947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Šalmo valymo rinkinys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957" table:style-name="ce1">
            <text:p>2095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riklinė alyva SYNTHOIL TECH 5W3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959" table:style-name="ce1">
            <text:p>2095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ariklinė alyva SYNTHOIL TECH 5W3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967" table:style-name="ce1">
            <text:p>2096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Variklinė alyva ST DX1 5W3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969" table:style-name="ce1">
            <text:p>2096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Variklinė alyva ST DX1 5W3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0972" table:style-name="ce1">
            <text:p>2097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Alyva amortizatoriams "RACE"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126" table:style-name="ce1">
            <text:p>2112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tabdžių remonto rinkinys "Brake-Kit"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130" table:style-name="ce1">
            <text:p>2113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ntifrizas KFS 33 1L</text:p>
          </table:table-cell>
          <table:table-cell office:value-type="string" table:style-name="ce1">
            <text:p>Aušinimo skysči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134" table:style-name="ce1">
            <text:p>2113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ntifrizas KFS 12++ 1L</text:p>
          </table:table-cell>
          <table:table-cell office:value-type="string" table:style-name="ce1">
            <text:p>Aušinimo skysči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139" table:style-name="ce1">
            <text:p>2113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Antifrizas KFS 13 1L</text:p>
          </table:table-cell>
          <table:table-cell office:value-type="string" table:style-name="ce1">
            <text:p>Aušinimo skysči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145" table:style-name="ce1">
            <text:p>2114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ntifrizas KFS 2001/12 Plus 1L</text:p>
          </table:table-cell>
          <table:table-cell office:value-type="string" table:style-name="ce1">
            <text:p>Aušinimo skysči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152" table:style-name="ce1">
            <text:p>2115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ransmisinė alyvaTop Tec 1800 R 20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154" table:style-name="ce1">
            <text:p>2115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tabdžių skystis DOT3 500ml</text:p>
          </table:table-cell>
          <table:table-cell office:value-type="string" table:style-name="ce1">
            <text:p>Servis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196" table:style-name="ce1">
            <text:p>2119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ariklinė alyva 10W60 GT1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216" table:style-name="ce1">
            <text:p>212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ariklinė alyva Top Tec 6300 0W2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217" table:style-name="ce1">
            <text:p>2121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Variklinė alyva Top Tec 6300 0W2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224" table:style-name="ce1">
            <text:p>2122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Variklinė alyva Molygen New Generation 5W30 DPF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280" table:style-name="ce1">
            <text:p>2128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Priedas į kurą "Octane Booster" 2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281" table:style-name="ce1">
            <text:p>2128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iedas į kurą Pro Line Direct Injection Cleaner 12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284" table:style-name="ce1">
            <text:p>212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iemonė katalizatorių valymui 300m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315" table:style-name="ce1">
            <text:p>2131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Pusiau sintetinė alyva dyz.varikliams 10W4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317" table:style-name="ce1">
            <text:p>2131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ntibakterinis priedas į dyzeliną 1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322" table:style-name="ce1">
            <text:p>213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ariklinė alyva SPECIAL TEC 0W16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326" table:style-name="ce1">
            <text:p>2132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ariklinė alyva SPECIAL TEC 0W16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328" table:style-name="ce1">
            <text:p>213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ariklinė alyva SPECIAL TEC 0W16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340" table:style-name="ce1">
            <text:p>213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tociklinė alyva 4T 10W50 Offroad Race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356" table:style-name="ce1">
            <text:p>2135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lygen New Generation 0W-2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359" table:style-name="ce1">
            <text:p>21359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Transmisinė alyva MTF 5300 70W75W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378" table:style-name="ce1">
            <text:p>213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ransmisinė alyva Top Tec 1950 1l</text:p>
          </table:table-cell>
          <table:table-cell office:value-type="string" table:style-name="ce1">
            <text:p>Prieda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379" table:style-name="ce1">
            <text:p>2137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ransmisinė alyva Top Tec 1950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380" table:style-name="ce1">
            <text:p>2138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Variklinė alyva Special Tec B FE 5W3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382" table:style-name="ce1">
            <text:p>2138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ariklinė alyva Special Tec B FE 5W3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384" table:style-name="ce1">
            <text:p>2138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riklinė alyva Special Tec B FE 5W30 6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399" table:style-name="ce1">
            <text:p>2139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riklinė alyva TOP TEC 4410 5W30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401" table:style-name="ce1">
            <text:p>214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ariklinė alyva Top Tec 4410 5W30 20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402" table:style-name="ce1">
            <text:p>2140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ariklinė alyva Top Tec 4410 5W3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410" table:style-name="ce1">
            <text:p>2141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Variklinė alyva Top Tec 6600 0W2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411" table:style-name="ce1">
            <text:p>2141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ariklinė alyva Top Tec 6600 0W2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478" table:style-name="ce1">
            <text:p>2147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ariklinė alyva Top Tec 4110 5W4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479" table:style-name="ce1">
            <text:p>2147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ariklinė alyva Top Tec 4110 5W4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604" table:style-name="ce1">
            <text:p>2160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ariklinė alyva TOP TEC 4210 0W3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605" table:style-name="ce1">
            <text:p>2160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Variklinė alyva TOP TEC 4210 0W3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1634" table:style-name="ce1">
            <text:p>21634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Ekranų valiklis 100ml</text:p>
          </table:table-cell>
          <table:table-cell office:value-type="string" table:style-name="ce1">
            <text:p>Autokosmetika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4391" table:style-name="ce1">
            <text:p>24391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GUNTEC Alyva ginklams 100ml</text:p>
          </table:table-cell>
          <table:table-cell office:value-type="string" table:style-name="ce1">
            <text:p>Gin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4392" table:style-name="ce1">
            <text:p>2439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GUNTEC Tepalas ginklams 50ml</text:p>
          </table:table-cell>
          <table:table-cell office:value-type="string" table:style-name="ce1">
            <text:p>Gin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4394" table:style-name="ce1">
            <text:p>24394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Ginklų valiklis 200ml</text:p>
          </table:table-cell>
          <table:table-cell office:value-type="string" table:style-name="ce1">
            <text:p>Gin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4395" table:style-name="ce1">
            <text:p>2439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GUNTEC duslintuvo valiklis 500ml</text:p>
          </table:table-cell>
          <table:table-cell office:value-type="string" table:style-name="ce1">
            <text:p>Ginkl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12" table:style-name="ce1">
            <text:p>250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lyva laivams 4T 10W4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13" table:style-name="ce1">
            <text:p>250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yva laivams 4T 10W4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15" table:style-name="ce1">
            <text:p>2501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lyva laivams 4T 15W4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16" table:style-name="ce1">
            <text:p>250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yva laivams 4T 15W4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19" table:style-name="ce1">
            <text:p>2501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lyva laivams 2T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20" table:style-name="ce1">
            <text:p>2502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arine 2T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21" table:style-name="ce1">
            <text:p>2502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lyva laivams 2T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23" table:style-name="ce1">
            <text:p>250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yva laivams 4T 10W30 5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28" table:style-name="ce1">
            <text:p>250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ine 25W40 20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31" table:style-name="ce1">
            <text:p>250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yva Marine Gear Oil GL4/GL5 80W90 250m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32" table:style-name="ce1">
            <text:p>2503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yva Marine Storage Fogging Oil 300ml</text:p>
          </table:table-cell>
          <table:table-cell office:value-type="string" table:style-name="ce1">
            <text:p>Laiv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36" table:style-name="ce1">
            <text:p>2503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TransmisInė alyva laivams GL4/GL5 75W90 <text:s/>250ml</text:p>
          </table:table-cell>
          <table:table-cell office:value-type="string" table:style-name="ce1">
            <text:p>Laiv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41" table:style-name="ce1">
            <text:p>2504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Konsistencinis tepalas tepimo taškams 250g</text:p>
          </table:table-cell>
          <table:table-cell office:value-type="string" table:style-name="ce1">
            <text:p>Laiv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42" table:style-name="ce1">
            <text:p>2504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epalas Marine Grease 250g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46" table:style-name="ce1">
            <text:p>2504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epalas Marine Winch Grease 100g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49" table:style-name="ce1">
            <text:p>2504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niversalus valčių valiklis 1L</text:p>
          </table:table-cell>
          <table:table-cell office:value-type="string" table:style-name="ce1">
            <text:p>Laiv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51" table:style-name="ce1">
            <text:p>2505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niversalus purškiklis "MULTI-SPRAY" 400ml</text:p>
          </table:table-cell>
          <table:table-cell office:value-type="string" table:style-name="ce1">
            <text:p>Laiv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53" table:style-name="ce1">
            <text:p>2505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lizgus vaškas atstumiantis vandenį 400ml</text:p>
          </table:table-cell>
          <table:table-cell office:value-type="string" table:style-name="ce1">
            <text:p>Laivams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66" table:style-name="ce1">
            <text:p>2506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yva Marine ATF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style-name="ro1">
          <table:table-cell office:value-type="float" office:value="25079" table:style-name="ce1">
            <text:p>2507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yva Marine High Performance Oil 85W90 1l</text:p>
          </table:table-cell>
          <table:table-cell office:value-type="string" table:style-name="ce1">
            <text:p>Tepalai</text:p>
          </table:table-cell>
          <table:table-cell office:value-type="string" table:style-name="ce1">
            <text:p>Liqui Moly</text:p>
          </table:table-cell>
          <table:table-cell table:number-columns-repeated="16379"/>
        </table:table-row>
        <table:table-row table:number-rows-repeated="1047924" table:style-name="ro1">
          <table:table-cell table:number-columns-repeated="16384"/>
        </table:table-row>
      </table:table>
      <table:database-ranges>
        <table:database-range table:target-range-address="Sheet1.A2:Sheet1.E654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>Oksana</meta:initial-creator>
    <dc:creator>Microsoft Office User</dc:creator>
    <meta:creation-date>2022-11-21T14:05:34Z</meta:creation-date>
    <dc:date>2022-11-24T23:57:42Z</dc:date>
  </office:meta>
</office:document-meta>
</file>